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5" calcext:value-type="float">
            <text:p>2.39977207644205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8" calcext:value-type="float">
            <text:p>2.27165909446968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7" calcext:value-type="float">
            <text:p>0.0393136295795457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1" calcext:value-type="float">
            <text:p>25.0061349693251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4" calcext:value-type="float">
            <text:p>0.0363955585214844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353])" office:value-type="float" office:value="0.000026687382174031" calcext:value-type="float">
            <text:p>2.6687382174031E-05</text:p>
          </table:table-cell>
          <table:table-cell table:formula="of:=AVERAGE([.N2:.N353])" office:value-type="float" office:value="0.0000429490716279551" calcext:value-type="float">
            <text:p>4.29490716279551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5-30T12:49:01.598374757</dc:date>
    <meta:editing-duration>P1DT4H47M47S</meta:editing-duration>
    <meta:editing-cycles>183</meta:editing-cycles>
    <meta:generator>LibreOffice/7.3.4.1$Linux_X86_64 LibreOffice_project/30$Build-1</meta:generator>
    <meta:document-statistic meta:table-count="1" meta:cell-count="5523" meta:object-count="0"/>
  </office:meta>
</office:document-meta>
</file>